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Création de toutes les tables :</text:p>
      <text:p text:style-name="P2">Table automobiliste :</text:p>
      <text:p text:style-name="P3"/>
      <text:p text:style-name="P4">CREATE TABLE automobiliste (</text:p>
      <text:p text:style-name="P5"><text:s text:c="4"/>id SERIAL PRIMARY KEY,</text:p>
      <text:p text:style-name="P6"><text:s text:c="4"/>plaque VARCHAR(15) UNIQUE NOT NULL,</text:p>
      <text:p text:style-name="P7"><text:s text:c="4"/>nom VARCHAR(50) NOT NULL,</text:p>
      <text:p text:style-name="P8"><text:s text:c="4"/>prenom VARCHAR(50) NOT NULL</text:p>
      <text:p text:style-name="P9">);</text:p>
      <text:p text:style-name="P10">Table peage :</text:p>
      <text:p text:style-name="P11"/>
      <text:p text:style-name="P12">CREATE TABLE peage (</text:p>
      <text:p text:style-name="P13"><text:s text:c="4"/>id SERIAL PRIMARY KEY,</text:p>
      <text:p text:style-name="P14"><text:s text:c="4"/>nom VARCHAR(100) NOT NULL,</text:p>
      <text:p text:style-name="P15"><text:s text:c="4"/>localisation VARCHAR(100),</text:p>
      <text:p text:style-name="P16"><text:s text:c="4"/>type VARCHAR(20) NOT NULL CHECK (type IN ('entree', 'sortie', 'mixte'))</text:p>
      <text:p text:style-name="P17">);</text:p>
      <text:p text:style-name="P18">Table ticket :<text:s/></text:p>
      <text:p text:style-name="P19"/>
      <text:p text:style-name="P20">CREATE TABLE ticket (</text:p>
      <text:p text:style-name="P21"><text:s text:c="4"/>id SERIAL PRIMARY KEY,</text:p>
      <text:p text:style-name="P22"><text:s text:c="4"/>date_imprime TIMESTAMP NOT NULL,</text:p>
      <text:p text:style-name="P23"><text:s text:c="4"/>peage_entree_id INT NOT NULL,</text:p>
      <text:p text:style-name="P24"><text:s text:c="4"/>peage_sortie_id INT,</text:p>
      <text:p text:style-name="P25"><text:s text:c="4"/>automobiliste_id INT NOT NULL,</text:p>
      <text:p text:style-name="P26"><text:s text:c="4"/>cout NUMERIC(10, 2) NOT NULL,</text:p>
      <text:p text:style-name="P27"><text:s text:c="4"/>CONSTRAINT fk_peage_entree FOREIGN KEY (peage_entree_id) REFERENCES peage(id),</text:p>
      <text:p text:style-name="P28"><text:s text:c="4"/>CONSTRAINT fk_peage_sortie FOREIGN KEY (peage_sortie_id) REFERENCES peage(id),</text:p>
      <text:soft-page-break/>
      <text:p text:style-name="P29"><text:s text:c="4"/>CONSTRAINT fk_automobiliste FOREIGN KEY (automobiliste_id) REFERENCES automobiliste(id)</text:p>
      <text:p text:style-name="P30">);</text:p>
      <text:p text:style-name="P31">Table abonnement :</text:p>
      <text:p text:style-name="P32"/>
      <text:p text:style-name="P33">CREATE TABLE abonnement (</text:p>
      <text:p text:style-name="P34"><text:s text:c="4"/>id SERIAL PRIMARY KEY,</text:p>
      <text:p text:style-name="P35"><text:s text:c="4"/>niveau VARCHAR(20) NOT NULL,</text:p>
      <text:p text:style-name="P36"><text:s text:c="4"/>cout_mensuel NUMERIC(10, 2) NOT NULL,</text:p>
      <text:p text:style-name="P37"><text:s text:c="4"/>taux_reduction NUMERIC(5, 2) NOT NULL CHECK (taux_reduction BETWEEN 0 AND 1),</text:p>
      <text:p text:style-name="P38"><text:s text:c="4"/>date_debut DATE NOT NULL,</text:p>
      <text:p text:style-name="P39"><text:s text:c="4"/>date_fin DATE</text:p>
      <text:p text:style-name="P40">);</text:p>
      <text:p text:style-name="P41">Table badge :<text:s/></text:p>
      <text:p text:style-name="P42"/>
      <text:p text:style-name="P43">CREATE TABLE badge (</text:p>
      <text:p text:style-name="P44"><text:s text:c="4"/>id SERIAL PRIMARY KEY,</text:p>
      <text:p text:style-name="P45"><text:s text:c="4"/>abonnement_id INT NOT NULL,</text:p>
      <text:p text:style-name="P46"><text:s text:c="4"/>automobiliste_id INT NOT NULL,</text:p>
      <text:p text:style-name="P47"><text:s text:c="4"/>statut VARCHAR(20) NOT NULL CHECK (statut IN (' possède’, 'restitue', )),</text:p>
      <text:p text:style-name="P48"><text:s text:c="4"/>CONSTRAINT fk_abonnement FOREIGN KEY (abonnement_id) REFERENCES abonnement(id),</text:p>
      <text:p text:style-name="P49"><text:s text:c="4"/>CONSTRAINT fk_automobiliste FOREIGN KEY (automobiliste_id) REFERENCES automobiliste(id)</text:p>
      <text:p text:style-name="P50">);</text:p>
      <text:p text:style-name="P51">Table trajet :</text:p>
      <text:p text:style-name="P52"/>
      <text:p text:style-name="P53">CREATE TABLE trajet (</text:p>
      <text:p text:style-name="P54"><text:s text:c="4"/>id SERIAL PRIMARY KEY,</text:p>
      <text:p text:style-name="P55"><text:s text:c="4"/>peage_entree_id INT NOT NULL,</text:p>
      <text:p text:style-name="P56"><text:s text:c="4"/>peage_sortie_id INT NOT NULL,</text:p>
      <text:p text:style-name="P57"><text:s text:c="4"/>date TIMESTAMP NOT NULL,</text:p>
      <text:p text:style-name="P58"><text:s text:c="4"/>badge_id INT,</text:p>
      <text:p text:style-name="P59"><text:s text:c="4"/>CONSTRAINT fk_peage_entree FOREIGN KEY (peage_entree_id) REFERENCES peage(id),</text:p>
      <text:p text:style-name="P60"><text:s text:c="4"/>CONSTRAINT fk_peage_sortie FOREIGN KEY (peage_sortie_id) REFERENCES peage(id),</text:p>
      <text:p text:style-name="P61"><text:s text:c="4"/>CONSTRAINT fk_badge FOREIGN KEY (badge_id) REFERENCES badge(id)</text:p>
      <text:p text:style-name="P62">);</text:p>
      <text:p text:style-name="P63">Table facture :<text:s/></text:p>
      <text:p text:style-name="P64"/>
      <text:p text:style-name="P65">CREATE TABLE facture (</text:p>
      <text:p text:style-name="P66"><text:s text:c="4"/>id SERIAL PRIMARY KEY,</text:p>
      <text:p text:style-name="P67"><text:s text:c="4"/>abonnement_id INT NOT NULL,</text:p>
      <text:p text:style-name="P68"><text:s text:c="4"/>mois DATE NOT NULL,</text:p>
      <text:p text:style-name="P69"><text:s text:c="4"/>total NUMERIC(10, 2) NOT NULL,</text:p>
      <text:p text:style-name="P70"><text:s text:c="4"/>CONSTRAINT fk_abonnement FOREIGN KEY (abonnement_id) REFERENCES abonnement(id)</text:p>
      <text:p text:style-name="Normal"><text:span text:style-name="T71">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xence COIPELET</meta:initial-creator>
    <dc:creator>Maxence COIPELET</dc:creator>
    <meta:creation-date>2024-12-11T15:35:00Z</meta:creation-date>
    <dc:date>2024-12-11T15:47:00Z</dc:date>
    <meta:template xlink:href="Normal.dotm" xlink:type="simple"/>
    <meta:editing-cycles>2</meta:editing-cycles>
    <meta:editing-duration>PT720S</meta:editing-duration>
    <meta:document-statistic meta:page-count="3" meta:paragraph-count="4" meta:word-count="345" meta:character-count="2239" meta:row-count="15" meta:non-whitespace-character-count="1898"/>
  </office:meta>
</office:document-meta>
</file>